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2200000013D4FE73C0C245AFFE.png" manifest:media-type="image/png"/>
  <manifest:file-entry manifest:full-path="Pictures/10000000000000080000000872DC2DA7C988C91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Unslanted 102" svg:font-family="'LM Roman Unslanted 10'"/>
    <style:font-face style:name="LM Roman Unslanted 103" svg:font-family="'LM Roman Unslanted 10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M Roman Unslanted 10" svg:font-family="'LM Roman Unslanted 10'" style:font-pitch="variable"/>
    <style:font-face style:name="LM Roman Unslanted 101" svg:font-family="'LM Roman Unslanted 10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bitmap" draw:fill-color="#ffffff" draw:fill-image-name="Wide_20_Upward_20_Diagonal" draw:opacity="100%" draw:textarea-horizontal-align="justify" draw:textarea-vertical-align="middle" draw:auto-grow-height="false" fo:min-height="0.639cm" fo:min-width="2.167cm" draw:shadow-offset-x="0.203cm" draw:shadow-offset-y="0.203cm" draw:shadow-opacity="100%"/>
    </style:style>
    <style:style style:name="gr2" style:family="graphic" style:parent-style-name="standard">
      <style:graphic-properties draw:stroke="none" svg:stroke-color="#000000" draw:fill="bitmap" draw:fill-color="#ffffff" draw:fill-hatch-solid="true" draw:fill-image-name="Wide_20_Upward_20_Diagonal" draw:opacity="100%" draw:textarea-horizontal-align="justify" draw:textarea-vertical-align="middle" draw:auto-grow-height="false" fo:min-height="0.893cm" fo:min-width="1.278cm" draw:shadow-offset-x="0.203cm" draw:shadow-offset-y="-0.203cm" draw:shadow-opacity="100%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9.435cm" fo:min-width="0.135cm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893cm" fo:min-width="1.405cm"/>
    </style:style>
    <style:style style:name="gr6" style:family="graphic" style:parent-style-name="standard">
      <style:graphic-properties draw:stroke="solid" svg:stroke-color="#000000" draw:marker-start="Arrow" draw:marker-start-width="0.3cm" draw:marker-end="Arrow" draw:marker-end-width="0.3cm" draw:fill-color="#ffffff" draw:textarea-vertical-align="middle"/>
    </style:style>
    <style:style style:name="gr7" style:family="graphic" style:parent-style-name="objectwithoutfill">
      <style:graphic-properties draw:stroke="solid" svg:stroke-color="#000000" draw:fill="none" draw:fill-color="#ffffff" draw:textarea-vertical-align="middle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512cm" fo:min-width="0.7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9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391cm"/>
    </style:style>
    <style:style style:name="gr12" style:family="graphic" style:parent-style-name="standard">
      <style:graphic-properties draw:stroke="none" svg:stroke-color="#000000" draw:fill="none" draw:fill-color="#ffffff" fo:min-height="1.004cm"/>
    </style:style>
    <style:style style:name="gr13" style:family="graphic" style:parent-style-name="objectwithoutfill">
      <style:graphic-properties draw:stroke="solid" svg:stroke-width="0.051cm" draw:marker-start-width="0.356cm" draw:marker-end-width="0.356cm" draw:fill="none" draw:fill-color="#ffffff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fill="none" draw:fill-color="#ffffff" draw:textarea-vertical-align="middle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092cm"/>
    </style:style>
    <style:style style:name="gr16" style:family="graphic" style:parent-style-name="objectwithoutfill">
      <style:graphic-properties draw:stroke="solid" draw:fill="none" draw:fill-color="#ffffff" draw:textarea-vertical-align="middle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7cm" fo:min-width="0.683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6cm" fo:min-width="0.685cm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5cm" fo:min-width="0.684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091cm"/>
    </style:style>
    <style:style style:name="gr2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093cm"/>
    </style:style>
    <style:style style:name="gr2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5cm" fo:min-width="0.682cm"/>
    </style:style>
    <style:style style:name="gr2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4cm" fo:min-width="0.683cm"/>
    </style:style>
    <style:style style:name="gr2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8cm" fo:min-width="0.684cm"/>
    </style:style>
    <style:style style:name="gr2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7cm" fo:min-width="0.686cm"/>
    </style:style>
    <style:style style:name="gr2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6cm" fo:min-width="0.683cm"/>
    </style:style>
    <style:style style:name="gr2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94cm" fo:min-width="0.686cm"/>
    </style:style>
    <style:style style:name="gr2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269cm" fo:min-width="0.15cm"/>
    </style:style>
    <style:style style:name="P1" style:family="paragraph">
      <loext:graphic-properties draw:fill="bitmap" draw:fill-color="#ffffff" draw:fill-image-name="Wide_20_Upward_20_Diagonal" draw:opacity="100%"/>
      <style:paragraph-properties fo:text-align="center"/>
    </style:style>
    <style:style style:name="P2" style:family="paragraph">
      <loext:graphic-properties draw:fill="bitmap" draw:fill-color="#ffffff" draw:fill-hatch-solid="true" draw:fill-image-name="Wide_20_Upward_20_Diagonal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style:font-name="LM Roman Unslanted 101" fo:font-size="18pt" fo:font-style="italic" style:font-size-asian="18pt" style:font-size-complex="18pt"/>
    </style:style>
    <style:style style:name="P7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8" style:family="paragraph">
      <loext:graphic-properties draw:fill="none" draw:fill-color="#ffffff"/>
      <style:text-properties style:font-name="LM Roman Unslanted 101" fo:font-size="20pt" fo:font-style="italic" style:font-size-asian="18pt" style:font-size-complex="18pt"/>
    </style:style>
    <style:style style:name="T1" style:family="text">
      <style:text-properties style:font-name="LM Roman Unslanted 101" fo:font-size="18pt" fo:font-style="italic" style:font-name-asian="Liberation Sans4" style:font-size-asian="18pt" style:font-name-complex="Liberation Sans4" style:font-size-complex="18pt"/>
    </style:style>
    <style:style style:name="T2" style:family="text">
      <style:text-properties style:font-name="LM Roman Unslanted 103" fo:font-size="18pt" fo:font-style="italic" style:font-name-asian="LM Roman Unslanted 103" style:font-size-asian="18pt" style:font-name-complex="LM Roman Unslanted 103" style:font-size-complex="18pt"/>
    </style:style>
    <style:style style:name="T3" style:family="text">
      <style:text-properties style:font-name="LM Roman Unslanted 101" fo:font-size="18pt" fo:font-style="italic" style:font-name-asian="Liberation Sans Narrow2" style:font-size-asian="18pt" style:font-name-complex="Liberation Sans Narrow2" style:font-size-complex="18pt"/>
    </style:style>
    <style:style style:name="T4" style:family="text">
      <style:text-properties style:font-name="LM Roman Unslanted 101" fo:font-size="20pt" fo:font-style="italic" style:font-name-asian="Liberation Sans Narrow2" style:font-size-asian="18pt" style:font-name-complex="Liberation Sans Narrow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0.889cm" svg:x="3.032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78cm" svg:height="1.143cm" svg:x="3.54cm" svg:y="24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19.685cm" svg:x="4.048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508cm" svg:y1="19.161cm" svg:x2="9.255cm" svg:y2="19.034cm">
          <text:p/>
        </draw:line>
        <draw:line draw:style-name="gr4" draw:text-style-name="P4" draw:layer="layout" svg:x1="3.794cm" svg:y1="25.511cm" svg:x2="9.255cm" svg:y2="25.384cm">
          <text:p/>
        </draw:line>
        <draw:line draw:style-name="gr4" draw:text-style-name="P4" draw:layer="layout" svg:x1="2.27cm" svg:y1="19.161cm" svg:x2="2.27cm" svg:y2="20.431cm">
          <text:p/>
        </draw:line>
        <draw:custom-shape draw:style-name="gr5" draw:text-style-name="P3" draw:layer="layout" svg:width="1.905cm" svg:height="1.143cm" svg:x="1.381cm" svg:y="18.01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27cm" svg:y1="20.177cm" svg:x2="4.175cm" svg:y2="20.177cm">
          <text:p/>
        </draw:line>
        <draw:line draw:style-name="gr6" draw:text-style-name="P3" draw:layer="layout" svg:x1="8.493cm" svg:y1="19.161cm" svg:x2="8.62cm" svg:y2="25.511cm">
          <text:p/>
        </draw:line>
        <draw:line draw:style-name="gr7" draw:text-style-name="P5" draw:layer="layout" svg:x1="3.667cm" svg:y1="25.511cm" svg:x2="3.667cm" svg:y2="24.622cm">
          <text:p/>
        </draw:line>
        <draw:line draw:style-name="gr7" draw:text-style-name="P5" draw:layer="layout" svg:x1="3.667cm" svg:y1="25.511cm" svg:x2="5.191cm" svg:y2="25.511cm">
          <text:p/>
        </draw:line>
        <draw:line draw:style-name="gr7" draw:text-style-name="P5" draw:layer="layout" svg:x1="5.191cm" svg:y1="25.511cm" svg:x2="5.191cm" svg:y2="24.622cm">
          <text:p/>
        </draw:line>
        <draw:line draw:style-name="gr7" draw:text-style-name="P5" draw:layer="layout" svg:x1="4.302cm" svg:y1="4.429cm" svg:x2="4.429cm" svg:y2="26.654cm">
          <text:p/>
        </draw:line>
        <draw:line draw:style-name="gr6" draw:text-style-name="P3" draw:layer="layout" svg:x1="3.286cm" svg:y1="17.51cm" svg:x2="14.081cm" svg:y2="10.398cm">
          <text:p/>
        </draw:line>
        <draw:line draw:style-name="gr7" draw:text-style-name="P5" draw:layer="layout" svg:x1="15.351cm" svg:y1="12.303cm" svg:x2="15.351cm" svg:y2="16.748cm">
          <text:p/>
        </draw:line>
        <draw:custom-shape draw:style-name="gr8" draw:text-style-name="P3" xml:id="id4" draw:id="id4" draw:layer="layout" svg:width="1.27cm" svg:height="0.762cm" svg:x="14.716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xml:id="id3" draw:id="id3" draw:layer="layout" svg:x1="16.621cm" svg:y1="17.129cm" svg:x2="16.494cm" svg:y2="12.303cm">
          <text:p/>
        </draw:line>
        <draw:line draw:style-name="gr7" draw:text-style-name="P5" draw:layer="layout" svg:x1="4.429cm" svg:y1="25.511cm" svg:x2="2.778cm" svg:y2="27.543cm">
          <text:p/>
        </draw:line>
        <draw:frame draw:style-name="gr9" draw:text-style-name="P4" draw:layer="layout" svg:width="1.239cm" svg:height="0.707cm" svg:x="4.683cm" svg:y="17.184cm">
          <draw:image xlink:href="Pictures/100002010000002200000013D4FE73C0C245AFFE.png" xlink:type="simple" xlink:show="embed" xlink:actuate="onLoad">
            <text:p/>
          </draw:image>
        </draw:frame>
        <draw:frame draw:style-name="gr10" draw:text-style-name="P6" draw:layer="layout" svg:width="0.889cm" svg:height="1.153cm" draw:transform="rotate (0.523075176822701) translate (4.683cm 16.765cm)">
          <draw:text-box>
            <text:p><text:span text:style-name="T1">α</text:span></text:p>
          </draw:text-box>
        </draw:frame>
        <draw:frame draw:style-name="gr10" draw:text-style-name="P7" draw:layer="layout" svg:width="1.016cm" svg:height="1.153cm" svg:x="5.064cm" svg:y="24.368cm">
          <draw:text-box>
            <text:p><text:span text:style-name="T2">A</text:span></text:p>
          </draw:text-box>
        </draw:frame>
        <draw:frame draw:style-name="gr10" draw:text-style-name="P6" draw:layer="layout" svg:width="0.889cm" svg:height="1.153cm" svg:x="2.524cm" svg:y="27.152cm">
          <draw:text-box>
            <text:p><text:span text:style-name="T1">x</text:span></text:p>
          </draw:text-box>
        </draw:frame>
        <draw:frame draw:style-name="gr10" draw:text-style-name="P6" draw:layer="layout" svg:width="0.761cm" svg:height="1.153cm" draw:transform="rotate (1.50499741399471) translate (7.589cm 22.302cm)">
          <draw:text-box>
            <text:p><text:span text:style-name="T1">h</text:span></text:p>
          </draw:text-box>
        </draw:frame>
        <draw:frame draw:style-name="gr11" draw:text-style-name="P6" draw:layer="layout" svg:width="0.891cm" svg:height="1.153cm" svg:x="9.001cm" svg:y="24.739cm">
          <draw:text-box>
            <text:p><text:span text:style-name="T3">y</text:span></text:p>
          </draw:text-box>
        </draw:frame>
        <draw:frame draw:style-name="gr12" draw:text-style-name="P8" draw:layer="layout" svg:width="1.016cm" svg:height="1.254cm" draw:transform="rotate (0.521678913421105) translate (7.477cm 13.375cm)">
          <draw:text-box>
            <text:p><text:span text:style-name="T4">L</text:span></text:p>
          </draw:text-box>
        </draw:frame>
        <draw:frame draw:style-name="gr10" draw:text-style-name="P7" draw:layer="layout" svg:width="1.143cm" svg:height="1.153cm" svg:x="1cm" svg:y="17.129cm">
          <draw:text-box>
            <text:p><text:span text:style-name="T2">E</text:span></text:p>
          </draw:text-box>
        </draw:frame>
        <draw:frame draw:style-name="gr10" draw:text-style-name="P6" draw:layer="layout" svg:width="1.016cm" svg:height="1.153cm" svg:x="3.54cm" svg:y="4.673cm">
          <draw:text-box>
            <text:p><text:span text:style-name="T2">z</text:span></text:p>
          </draw:text-box>
        </draw:frame>
        <draw:line draw:style-name="gr13" draw:text-style-name="P5" draw:layer="layout" svg:x1="3.667cm" svg:y1="6.207cm" svg:x2="3.667cm" svg:y2="7.096cm">
          <text:p/>
        </draw:line>
        <draw:line draw:style-name="gr13" draw:text-style-name="P5" draw:layer="layout" svg:x1="5.064cm" svg:y1="6.207cm" svg:x2="5.064cm" svg:y2="7.096cm">
          <text:p/>
        </draw:line>
        <draw:frame draw:style-name="gr10" draw:text-style-name="P7" draw:layer="layout" svg:width="1.143cm" svg:height="1.153cm" svg:x="5.445cm" svg:y="6.207cm">
          <draw:text-box>
            <text:p><text:span text:style-name="T2">B</text:span></text:p>
          </draw:text-box>
        </draw:frame>
        <draw:frame draw:style-name="gr10" draw:text-style-name="P6" draw:layer="layout" svg:width="1.016cm" svg:height="1.153cm" svg:x="15.859cm" svg:y="11.404cm">
          <draw:text-box>
            <text:p><text:span text:style-name="T1">D</text:span></text:p>
          </draw:text-box>
        </draw:frame>
        <draw:frame draw:style-name="gr10" draw:text-style-name="P7" draw:layer="layout" svg:width="0.815cm" svg:height="1.153cm" draw:transform="rotate (1.52175257481386) translate (15.478cm 14.895cm)">
          <draw:text-box>
            <text:p><text:span text:style-name="T2">l</text:span></text:p>
          </draw:text-box>
        </draw:frame>
        <draw:frame draw:style-name="gr10" draw:text-style-name="P7" draw:layer="layout" svg:width="1.397cm" svg:height="1.153cm" svg:x="13.827cm" svg:y="16.484cm">
          <draw:text-box>
            <text:p><text:span text:style-name="T2">K</text:span></text:p>
          </draw:text-box>
        </draw:frame>
        <draw:frame draw:style-name="gr10" draw:text-style-name="P7" draw:layer="layout" svg:width="1.27cm" svg:height="1.153cm" svg:x="3.159cm" svg:y="18.145cm">
          <draw:text-box>
            <text:p><text:span text:style-name="T2">C</text:span></text:p>
          </draw:text-box>
        </draw:frame>
        <draw:frame draw:style-name="gr10" draw:text-style-name="P7" draw:layer="layout" svg:width="1.27cm" svg:height="1.153cm" svg:x="2.651cm" svg:y="19.151cm">
          <draw:text-box>
            <text:p><text:span text:style-name="T2">q</text:span></text:p>
          </draw:text-box>
        </draw:frame>
        <draw:line draw:style-name="gr14" draw:text-style-name="P5" xml:id="id1" draw:id="id1" draw:layer="layout" svg:x1="18.399cm" svg:y1="1.254cm" svg:x2="18.399cm" svg:y2="2.905cm">
          <text:p/>
        </draw:line>
        <draw:connector draw:style-name="gr14" draw:text-style-name="P5" draw:layer="layout" draw:type="line" svg:x1="18.399cm" svg:y1="1.254cm" svg:x2="19.161cm" svg:y2="5.953cm" draw:start-shape="id1" draw:start-glue-point="0" svg:d="M18399 1254l762 4699" svg:viewBox="0 0 763 4700">
          <text:p/>
        </draw:connector>
        <draw:line draw:style-name="gr14" draw:text-style-name="P5" draw:layer="layout" svg:x1="14.081cm" svg:y1="2.143cm" svg:x2="14.081cm" svg:y2="3.667cm">
          <text:p/>
        </draw:line>
        <draw:line draw:style-name="gr14" draw:text-style-name="P5" draw:layer="layout" svg:x1="15.986cm" svg:y1="2.143cm" svg:x2="15.986cm" svg:y2="3.667cm">
          <text:p/>
        </draw:line>
        <draw:g>
          <draw:g>
            <draw:g>
              <draw:g>
                <draw:custom-shape draw:style-name="gr15" draw:text-style-name="P3" draw:layer="layout" svg:width="1.183cm" svg:height="0.646cm" draw:transform="rotate (0.558505360638185) translate (9.683cm 15.456cm)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" draw:text-style-name="P3" draw:layer="layout" svg:width="1.183cm" svg:height="0.647cm" draw:transform="rotate (0.558505360638185) translate (8.684cm 16.083cm)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" draw:text-style-name="P3" draw:layer="layout" svg:width="1.184cm" svg:height="0.645cm" draw:transform="skewX (0.00157079632679486) rotate (0.558505360638185) translate (11.685cm 14.205cm)">
                  <text:p/>
      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      </draw:custom-shape>
                <draw:connector draw:style-name="gr16" draw:text-style-name="P5" draw:layer="layout" draw:type="line" svg:x1="11.029cm" svg:y1="15.376cm" svg:x2="12.033cm" svg:y2="14.751cm" svg:d="M11029 15376l1004-625" svg:viewBox="0 0 1005 626">
                  <text:p/>
                </draw:connector>
                <draw:g>
                  <draw:g>
                    <draw:custom-shape draw:style-name="gr17" draw:text-style-name="P3" draw:layer="layout" svg:width="1.183cm" svg:height="0.647cm" draw:transform="rotate (0.558505360638185) translate (9.684cm 15.457cm)">
                      <text:p/>
  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  </draw:custom-shape>
                    <draw:custom-shape draw:style-name="gr18" draw:text-style-name="P3" draw:layer="layout" svg:width="1.185cm" svg:height="0.646cm" draw:transform="rotate (0.558505360638185) translate (8.677cm 16.084cm)">
                      <text:p/>
  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  </draw:custom-shape>
                  </draw:g>
                  <draw:custom-shape draw:style-name="gr18" draw:text-style-name="P3" draw:layer="layout" svg:width="1.185cm" svg:height="0.646cm" draw:transform="rotate (0.558505360638185) translate (10.678cm 14.83cm)">
                    <text:p/>
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19" draw:text-style-name="P3" draw:layer="layout" svg:width="1.184cm" svg:height="0.645cm" draw:transform="rotate (0.558505360638185) translate (11.682cm 14.205cm)">
                    <text:p/>
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g>
                <draw:custom-shape draw:style-name="gr15" draw:text-style-name="P3" draw:layer="layout" svg:width="1.184cm" svg:height="0.646cm" draw:transform="skewX (-0.00157079632679491) rotate (0.558505360638185) translate (5.671cm 17.964cm)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20" draw:text-style-name="P3" draw:layer="layout" svg:width="1.182cm" svg:height="0.646cm" draw:transform="skewX (-0.0015707963267949) rotate (0.558505360638185) translate (4.672cm 18.591cm)">
                  <text:p/>
    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21" draw:text-style-name="P3" draw:layer="layout" svg:width="1.185cm" svg:height="0.647cm" draw:transform="rotate (0.558505360638185) translate (7.674cm 16.713cm)">
                  <text:p/>
      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      </draw:custom-shape>
                <draw:connector draw:style-name="gr16" draw:text-style-name="P5" draw:layer="layout" draw:type="line" svg:x1="7.018cm" svg:y1="17.886cm" svg:x2="8.021cm" svg:y2="17.259cm" svg:d="M7018 17886l1003-627" svg:viewBox="0 0 1004 628">
                  <text:p/>
                </draw:connector>
                <draw:g>
                  <draw:g>
                    <draw:custom-shape draw:style-name="gr22" draw:text-style-name="P3" draw:layer="layout" svg:width="1.181cm" svg:height="0.645cm" draw:transform="skewX (0.00157079632679486) rotate (0.558505360638185) translate (5.673cm 17.965cm)">
                      <text:p/>
  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  </draw:custom-shape>
                    <draw:custom-shape draw:style-name="gr23" draw:text-style-name="P3" draw:layer="layout" svg:width="1.183cm" svg:height="0.644cm" draw:transform="rotate (0.558505360638185) translate (4.672cm 18.591cm)">
                      <text:p/>
  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  </draw:custom-shape>
                  </draw:g>
                  <draw:custom-shape draw:style-name="gr24" draw:text-style-name="P3" draw:layer="layout" svg:width="1.184cm" svg:height="0.649cm" draw:transform="rotate (0.558505360638185) translate (6.672cm 17.331cm)">
                    <text:p/>
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25" draw:text-style-name="P3" draw:layer="layout" svg:width="1.186cm" svg:height="0.645cm" draw:transform="rotate (0.558505360638185) translate (7.67cm 16.714cm)">
                    <text:p/>
  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</draw:g>
            <draw:g>
              <draw:g>
                <draw:custom-shape draw:style-name="gr20" draw:text-style-name="P3" draw:layer="layout" svg:width="1.182cm" svg:height="0.647cm" draw:transform="skewX (0.00157079632679483) rotate (0.558505360638185) translate (12.689cm 13.579cm)">
                  <text:p/>
      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15" draw:text-style-name="P3" draw:layer="layout" svg:width="1.183cm" svg:height="0.646cm" draw:transform="rotate (0.558505360638185) translate (13.691cm 12.955cm)">
                  <text:p/>
      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      </draw:custom-shape>
              </draw:g>
              <draw:g>
                <draw:custom-shape draw:style-name="gr26" draw:text-style-name="P3" draw:layer="layout" svg:width="1.183cm" svg:height="0.646cm" draw:transform="rotate (0.558505360638185) translate (13.691cm 12.948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  <draw:custom-shape draw:style-name="gr27" draw:text-style-name="P3" draw:layer="layout" svg:width="1.186cm" svg:height="0.644cm" draw:transform="rotate (0.558505360638185) translate (12.685cm 13.583cm)">
                  <text:p/>
    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    </draw:custom-shape>
              </draw:g>
            </draw:g>
          </draw:g>
          <draw:custom-shape draw:style-name="gr28" draw:text-style-name="P3" draw:layer="layout" svg:width="0.65cm" svg:height="0.519cm" draw:transform="skewX (0.00191986217719367) rotate (2.12930168743308) translate (4.572cm 19.4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67.92452830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9" draw:text-style-name="P3" draw:layer="layout" svg:width="0.65cm" svg:height="0.519cm" draw:transform="skewX (0.00191986217719377) rotate (1.01229096615671) translate (14.69cm 12.601cm)">
            <text:p/>
  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67.92452830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4" xml:id="id2" draw:id="id2" draw:layer="layout" svg:x1="15.351cm" svg:y1="12.303cm" svg:x2="14.081cm" svg:y2="10.398cm">
          <text:p/>
        </draw:line>
        <draw:line draw:style-name="gr4" draw:text-style-name="P4" draw:layer="layout" svg:x1="4.429cm" svg:y1="19.161cm" svg:x2="3.286cm" svg:y2="17.51cm">
          <text:p/>
        </draw:line>
        <draw:connector draw:style-name="gr4" draw:text-style-name="P4" draw:layer="layout" draw:type="line" svg:x1="14.716cm" svg:y1="12.303cm" svg:x2="16.557cm" svg:y2="12.303cm" draw:start-shape="id2" draw:end-shape="id3" draw:end-glue-point="0" svg:d="M14716 12303h1841" svg:viewBox="0 0 1842 1">
          <text:p/>
        </draw:connector>
        <draw:connector draw:style-name="gr4" draw:text-style-name="P4" draw:layer="layout" draw:type="line" svg:x1="15.986cm" svg:y1="17.129cm" svg:x2="16.557cm" svg:y2="17.129cm" draw:start-shape="id4" draw:start-glue-point="1" draw:end-shape="id3" draw:end-glue-point="2" svg:d="M15986 17129h571" svg:viewBox="0 0 57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Unslanted 102" svg:font-family="'LM Roman Unslanted 10'"/>
    <style:font-face style:name="LM Roman Unslanted 103" svg:font-family="'LM Roman Unslanted 10'" style:font-adornments="10 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Droid Sans Fallback2" svg:font-family="'Droid Sans Fallback'" style:font-pitch="variable"/>
    <style:font-face style:name="FreeSans2" svg:font-family="FreeSans" style:font-pitch="variable"/>
    <style:font-face style:name="LM Roman Unslanted 10" svg:font-family="'LM Roman Unslanted 10'" style:font-pitch="variable"/>
    <style:font-face style:name="LM Roman Unslanted 101" svg:font-family="'LM Roman Unslanted 10'" style:font-adornments="Italic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Wide_20_Upward_20_Diagonal" draw:display-name="Wide Upward Diagonal" xlink:href="Pictures/10000000000000080000000872DC2DA7C988C91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21:16:31.973933734</meta:creation-date>
    <dc:date>2017-06-15T16:29:16.650457876</dc:date>
    <meta:editing-duration>PT40M17S</meta:editing-duration>
    <meta:editing-cycles>12</meta:editing-cycles>
    <meta:generator>LibreOffice/5.2.3.2$Linux_x86 LibreOffice_project/20m0$Build-2</meta:generator>
    <meta:document-statistic meta:object-count="77"/>
  </office:meta>
</office:document-meta>
</file>